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2.75cm" fo:min-width="3cm" fo:padding-top="0.142cm" fo:padding-bottom="0.142cm" fo:padding-left="0.267cm" fo:padding-right="0.267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bottom" draw:auto-grow-height="false" fo:min-height="3.75cm" fo:min-width="5.5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808080" draw:textarea-horizontal-align="justify" draw:textarea-vertical-align="bottom" draw:auto-grow-height="false" fo:min-height="1.75cm" fo:min-width="5.5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middle" draw:auto-grow-height="false" fo:min-height="0.123cm" fo:min-width="0cm" fo:padding-top="0.139cm" fo:padding-bottom="0.139cm" fo:padding-left="0.264cm" fo:padding-right="0.264cm"/>
    </style:style>
    <style:style style:name="gr8" style:family="graphic" style:parent-style-name="standard">
      <style:graphic-properties draw:textarea-horizontal-align="justify" draw:textarea-vertical-align="middle" draw:auto-grow-height="false" fo:min-height="2.472cm" fo:min-width="0.832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174cm" fo:min-width="0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cm"/>
    </style:style>
    <style:style style:name="gr12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-width="0.359cm" draw:textarea-vertical-align="middle" fo:padding-top="0.178cm" fo:padding-bottom="0.178cm" fo:padding-left="0.303cm" fo:padding-right="0.303cm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ff0000" draw:marker-start-width="0.321cm" draw:marker-end-width="0.321cm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draw:fill="none" fo:min-height="0.4cm"/>
      <style:paragraph-properties style:writing-mode="lr-tb"/>
    </style:style>
    <style:style style:name="gr18" style:family="graphic" style:parent-style-name="standard">
      <style:graphic-properties draw:stroke="none" draw:fill="none" fo:min-height="0.797cm"/>
      <style:paragraph-properties style:writing-mode="lr-tb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paragraph-properties fo:text-align="center"/>
      <style:text-properties style:font-name="Courier New" fo:font-size="10pt" style:font-size-asian="10pt" style:font-size-complex="10pt"/>
    </style:style>
    <style:style style:name="P5" style:family="paragraph">
      <loext:graphic-properties draw:fill-color="#808080"/>
      <style:paragraph-properties fo:text-align="center"/>
      <style:text-properties style:font-name="Courier New" fo:font-size="10pt" style:font-size-asian="10pt" style:font-size-complex="10pt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margin-left="0cm" fo:margin-right="0.5cm" fo:margin-top="0cm" fo:margin-bottom="0cm" fo:line-height="100%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.5cm" fo:text-align="end" fo:text-indent="0cm"/>
      <style:text-properties style:font-name="Courier New"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font-name="Courier New" fo:font-size="10pt" style:font-size-asian="10pt" style:font-size-complex="10pt"/>
    </style:style>
    <style:style style:name="P12" style:family="paragraph">
      <loext:graphic-properties draw:fill="none" draw:fill-color="#ffffff"/>
      <style:text-properties style:font-name="Courier New"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</style:style>
    <style:style style:name="T1" style:family="text">
      <style:text-properties style:font-name="Courier New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3cm" svg:x="2.876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4cm" svg:x="10.046cm" svg:y="18.523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5" xml:id="id6" draw:id="id6" draw:layer="layout" svg:width="6cm" svg:height="2cm" svg:x="11.693cm" svg:y="6.848cm">
          <text:p text:style-name="P4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6" xml:id="id7" draw:id="id7" draw:layer="layout" svg:width="0.5cm" svg:height="0.2cm" svg:x="7.74cm" svg:y="11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5" draw:id="id5" draw:layer="layout" svg:width="0.5cm" svg:height="0.2cm" svg:x="7.74cm" svg:y="10.85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5cm" svg:height="0.2cm" svg:x="6.394cm" svg:y="11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0.5cm" svg:height="0.2cm" svg:x="6.394cm" svg:y="10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1" draw:id="id1" draw:layer="layout" svg:width="0.4cm" svg:height="0.4cm" draw:transform="rotate (1.5707963267949) translate (10.797cm 18.003cm)">
          <text:p/>
          <draw:enhanced-geometry svg:viewBox="0 0 21600 21600" draw:text-areas="0 0 21600 21600" draw:type="chevron" draw:modifiers="10773.06733167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1.332cm" svg:height="2.722cm" svg:x="10.605cm" svg:y="19.1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32cm" svg:height="2.722cm" svg:x="12.305cm" svg:y="19.1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332cm" svg:height="2.722cm" svg:x="14.105cm" svg:y="19.1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7cm" svg:height="0.424cm" svg:x="10.869cm" svg:y="18.0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57cm" svg:height="0.424cm" svg:x="11.429cm" svg:y="18.0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xml:id="id4" draw:id="id4" draw:layer="layout" svg:width="0.4cm" svg:height="0.4cm" draw:transform="rotate (1.5707963267949) translate (11.357cm 18.003cm)">
          <text:p/>
          <draw:enhanced-geometry svg:viewBox="0 0 21600 21600" draw:text-areas="0 0 21600 21600" draw:type="chevron" draw:modifiers="10773.06733167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8" xml:id="id3" draw:id="id3" draw:layer="layout" svg:width="0.2cm" svg:height="0.4cm" svg:x="6.358cm" svg:y="12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2" draw:id="id2" draw:layer="layout" svg:width="0.2cm" svg:height="0.4cm" svg:x="6.358cm" svg:y="12.558cm">
          <text:p/>
          <draw:enhanced-geometry svg:viewBox="0 0 21600 21600" draw:type="rectangle" draw:enhanced-path="M 0 0 L 21600 0 21600 21600 0 21600 0 0 Z N"/>
        </draw:custom-shape>
        <draw:connector draw:style-name="gr12" draw:text-style-name="P2" draw:layer="layout" svg:x1="10.997cm" svg:y1="17.603cm" svg:x2="6.558cm" svg:y2="12.758cm" draw:start-shape="id1" draw:start-glue-point="1" draw:end-shape="id2" draw:end-glue-point="1" svg:d="M10997 17603v-4845h-4439" svg:viewBox="0 0 4440 4846">
          <text:p/>
        </draw:connector>
        <draw:connector draw:style-name="gr13" draw:text-style-name="P10" draw:layer="layout" svg:x1="6.558cm" svg:y1="12.214cm" svg:x2="11.557cm" svg:y2="17.603cm" draw:start-shape="id3" draw:start-glue-point="1" draw:end-shape="id4" draw:end-glue-point="1" svg:d="M6558 12214h4999v5389" svg:viewBox="0 0 5000 5390">
          <text:p text:style-name="P9"><text:span text:style-name="T1"/></text:p>
        </draw:connector>
        <draw:connector draw:style-name="gr14" draw:text-style-name="P2" draw:layer="layout" draw:line-skew="0.336cm" svg:x1="8.24cm" svg:y1="10.955cm" svg:x2="11.693cm" svg:y2="7.848cm" draw:start-shape="id5" draw:start-glue-point="1" draw:end-shape="id6" draw:end-glue-point="3" svg:d="M8240 10955h2058v-3107h1395" svg:viewBox="0 0 3454 3108">
          <text:p/>
        </draw:connector>
        <draw:connector draw:style-name="gr15" draw:text-style-name="P2" draw:layer="layout" draw:line-skew="0.56cm" svg:x1="8.24cm" svg:y1="11.152cm" svg:x2="11.693cm" svg:y2="7.848cm" draw:start-shape="id7" draw:start-glue-point="1" draw:end-shape="id6" svg:d="M8240 11152h2282v-3304h1171" svg:viewBox="0 0 3454 3305">
          <text:p/>
        </draw:connector>
        <draw:frame draw:style-name="gr16" draw:text-style-name="P12" draw:layer="layout" svg:width="4.312cm" svg:height="0.649cm" svg:x="12.525cm" svg:y="9.133cm">
          <draw:text-box>
            <text:p text:style-name="P11"><text:span text:style-name="T1">E-Bike Battery 52V</text:span></text:p>
          </draw:text-box>
        </draw:frame>
        <draw:frame draw:style-name="gr16" draw:text-style-name="P12" draw:layer="layout" svg:width="2.83cm" svg:height="1.843cm" svg:x="6.253cm" svg:y="8.919cm">
          <draw:text-box>
            <text:p text:style-name="P13"><text:span text:style-name="T1">PP30</text:span></text:p>
            <text:p><text:span text:style-name="T1">Anderson </text:span></text:p>
            <text:p><text:span text:style-name="T1">Connectors</text:span></text:p>
            <text:p><text:span text:style-name="T1">(Rated 30A)</text:span></text:p>
          </draw:text-box>
        </draw:frame>
        <draw:frame draw:style-name="gr16" draw:text-style-name="P12" draw:layer="layout" svg:width="3.042cm" svg:height="1.047cm" svg:x="7.958cm" svg:y="14.253cm">
          <draw:text-box>
            <text:p text:style-name="P13"><text:span text:style-name="T1">12 AWG Cable</text:span></text:p>
            <text:p text:style-name="P13"><text:span text:style-name="T1">(Rated 25A)</text:span></text:p>
          </draw:text-box>
        </draw:frame>
        <draw:frame draw:style-name="gr16" draw:text-style-name="P12" draw:layer="layout" svg:width="3.042cm" svg:height="1.047cm" svg:x="7.85cm" svg:y="6.811cm">
          <draw:text-box>
            <text:p text:style-name="P13"><text:span text:style-name="T1">12 AWG Cable</text:span></text:p>
            <text:p text:style-name="P13"><text:span text:style-name="T1">(Rated 25A)</text:span></text:p>
          </draw:text-box>
        </draw:frame>
        <draw:frame draw:style-name="gr16" draw:text-style-name="P12" draw:layer="layout" svg:width="2.83cm" svg:height="1.445cm" svg:x="12.002cm" svg:y="16.793cm">
          <draw:text-box>
            <text:p text:style-name="P13"><text:span text:style-name="T1">Alligator</text:span></text:p>
            <text:p text:style-name="P13"><text:span text:style-name="T1">Clips</text:span></text:p>
            <text:p text:style-name="P13"><text:span text:style-name="T1">(Rated 30A)</text:span></text:p>
          </draw:text-box>
        </draw:frame>
        <draw:frame draw:style-name="gr17" draw:text-style-name="P14" draw:layer="layout" svg:width="3.253cm" svg:height="0.65cm" svg:x="11.633cm" svg:y="22.756cm">
          <draw:text-box>
            <text:p><text:span text:style-name="T1">Solar Panel</text:span></text:p>
          </draw:text-box>
        </draw:frame>
        <draw:frame draw:style-name="gr18" draw:text-style-name="P14" draw:layer="layout" svg:width="3.597cm" svg:height="1.047cm" svg:x="2.684cm" svg:y="13.635cm">
          <draw:text-box>
            <text:p><text:span text:style-name="T1">PELMS Current Regula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6T09:59:16.475000000</meta:creation-date>
    <dc:date>2024-04-26T12:42:28.345000000</dc:date>
    <meta:editing-duration>PT56M44S</meta:editing-duration>
    <meta:editing-cycles>5</meta:editing-cycles>
    <meta:generator>LibreOffice/7.5.4.2$Windows_X86_64 LibreOffice_project/36ccfdc35048b057fd9854c757a8b67ec53977b6</meta:generator>
    <meta:document-statistic meta:object-count="27"/>
  </office:meta>
</office:document-meta>
</file>